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70f0" officeooo:paragraph-rsid="000f70f0"/>
    </style:style>
    <style:style style:name="P2" style:family="paragraph" style:parent-style-name="Standard">
      <style:paragraph-properties fo:text-align="center" style:justify-single-word="false"/>
      <style:text-properties fo:font-size="16pt" fo:language="es" fo:country="ES" fo:font-weight="bold" officeooo:rsid="000f70f0" officeooo:paragraph-rsid="000f70f0" style:font-size-asian="14pt" style:font-weight-asian="bold" style:font-size-complex="16pt" style:font-weight-complex="bold"/>
    </style:style>
    <style:style style:name="P3" style:family="paragraph" style:parent-style-name="Standard">
      <style:text-properties fo:language="es" fo:country="ES" officeooo:rsid="000f70f0" officeooo:paragraph-rsid="000f70f0"/>
    </style:style>
    <style:style style:name="P4" style:family="paragraph" style:parent-style-name="Standard">
      <style:paragraph-properties fo:text-align="justify" style:justify-single-word="false"/>
      <style:text-properties officeooo:rsid="000fd6e3" officeooo:paragraph-rsid="000fd6e3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fd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arrollo del trabajo grupal</text:p>
      <text:p text:style-name="P3"/>
      <text:p text:style-name="P1"><text:span text:style-name="T1">Para desarrollar el trabajo grupal vamos a usar de base uno de los códigos desarrollados por uno de los integrantes de la práctica. El código se puede consultar en </text:span><text:a xlink:type="simple" xlink:href="https://github.com/pacron/celeste" text:style-name="Internet_20_link" text:visited-style-name="Visited_20_Internet_20_Link">https://github.com/pacron/celeste</text:a><text:span text:style-name="T1">. Lo que se hará en la parte grupal es, por un lado, resolver el problema de los n cuerpos y añadir el código para su representación.</text:span></text:p>
      <text:p text:style-name="P1"><text:span text:style-name="T1"/></text:p>
      <text:p text:style-name="P1"><text:span text:style-name="T1">Por otro lado, vamos a cambiar la representación de </text:span><text:span text:style-name="T2">las órbitas </text:span><text:span text:style-name="T1">para mostrar simultáneamente </text:span><text:span text:style-name="T2">los planetas interiores (Mercurio, Venus, la Tierra y Marte), y por otro lado los planetas exteriores (Júpiter, Saturno, Urano y Neptuno), de forma que se muestre la posición de los mismos en un día especificado del periodo orbital.</text:span></text:p>
      <text:p text:style-name="P1"><text:span text:style-name="T2"/></text:p>
      <text:p text:style-name="P4"><text:span text:style-name="T2">S</text:span><text:span text:style-name="T1">e escribirá también un pequeño documento explicativo, en el que se especificarán las cuentas nuevas realiz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mbr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2:23:15.738584992</meta:creation-date>
    <dc:date>2017-12-04T12:43:21.822389995</dc:date>
    <meta:editing-duration>PT9M56S</meta:editing-duration>
    <meta:editing-cycles>1</meta:editing-cycles>
    <meta:document-statistic meta:table-count="0" meta:image-count="0" meta:object-count="0" meta:page-count="1" meta:paragraph-count="4" meta:word-count="128" meta:character-count="796" meta:non-whitespace-character-count="672"/>
    <meta:generator>LibreOffice/5.1.6.2$Linux_X86_64 LibreOffice_project/10m0$Build-2</meta:generator>
  </office:meta>
</office:document-meta>
</file>